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Helvetica, sans-serif"/>
    <style:font-face style:name="Cantarell" svg:font-family="Cantarell" style:font-adornments="Regular"/>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list-style-name="L2">
      <style:paragraph-properties fo:line-height="150%"/>
    </style:style>
    <style:style style:name="P2" style:family="paragraph" style:parent-style-name="Standard">
      <style:paragraph-properties fo:line-height="150%"/>
      <style:text-properties fo:color="#000000" style:font-name="Arial" fo:font-size="12pt" style:font-size-asian="12pt" style:font-size-complex="12pt"/>
    </style:style>
    <style:style style:name="P3" style:family="paragraph" style:parent-style-name="Standard" style:list-style-name="L2">
      <style:paragraph-properties fo:line-height="150%"/>
      <style:text-properties fo:color="#000000" style:font-name="Arial" fo:font-size="12pt" style:font-size-asian="12pt" style:font-size-complex="12pt"/>
    </style:style>
    <style:style style:name="P4" style:family="paragraph" style:parent-style-name="Standard" style:list-style-name="L2">
      <style:paragraph-properties fo:line-height="150%"/>
      <style:text-properties fo:color="#000000" style:font-name="Arial" fo:font-size="12pt" officeooo:paragraph-rsid="001c6aca" style:font-size-asian="12pt" style:font-size-complex="12pt"/>
    </style:style>
    <style:style style:name="P5" style:family="paragraph" style:parent-style-name="Standard" style:list-style-name="L2">
      <style:paragraph-properties fo:line-height="150%"/>
      <style:text-properties fo:color="#000000" style:font-name="Arial" fo:font-size="12pt" officeooo:paragraph-rsid="001e197c" style:font-size-asian="12pt" style:font-size-complex="12pt"/>
    </style:style>
    <style:style style:name="P6" style:family="paragraph" style:parent-style-name="Standard">
      <style:paragraph-properties fo:line-height="150%"/>
      <style:text-properties fo:color="#000000" style:font-name="Arial" fo:font-size="6pt" style:font-size-asian="5.25pt" style:font-size-complex="6pt"/>
    </style:style>
    <style:style style:name="P7" style:family="paragraph" style:parent-style-name="Standard" style:list-style-name="L2" style:master-page-name="">
      <style:paragraph-properties fo:margin-left="1.3118in" fo:margin-right="0in" fo:line-height="150%" fo:text-indent="-0.3118in" style:auto-text-indent="false" style:page-number="auto"/>
      <style:text-properties fo:color="#000000" style:font-name="Arial" fo:font-size="12pt" officeooo:rsid="001c6aca" officeooo:paragraph-rsid="001c6aca" style:font-size-asian="12pt" style:font-size-complex="12pt"/>
    </style:style>
    <style:style style:name="T1" style:family="text">
      <style:text-properties officeooo:rsid="001608cc"/>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1608cc" style:font-style-asian="normal" style:font-style-complex="normal"/>
    </style:style>
    <style:style style:name="T5" style:family="text">
      <style:text-properties fo:font-variant="normal" fo:text-transform="none" fo:letter-spacing="normal" fo:font-style="normal" officeooo:rsid="00188d4d"/>
    </style:style>
    <style:style style:name="T6" style:family="text">
      <style:text-properties fo:font-variant="normal" fo:text-transform="none" fo:letter-spacing="normal" fo:font-style="normal" officeooo:rsid="001f4fd7"/>
    </style:style>
    <style:style style:name="T7" style:family="text">
      <style:text-properties fo:font-variant="normal" fo:text-transform="none" fo:letter-spacing="normal" fo:font-style="normal" officeooo:rsid="0021b394"/>
    </style:style>
    <style:style style:name="T8"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Arial" fo:font-size="12pt" fo:letter-spacing="normal" fo:font-style="normal" fo:font-weight="normal" officeooo:rsid="001dc561"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Arial" fo:font-size="12pt" fo:letter-spacing="normal" fo:font-style="normal" fo:font-weight="normal" officeooo:rsid="001f4fd7"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1dc561"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officeooo:rsid="001f4fd7"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font-style="normal" fo:font-weight="normal" officeooo:rsid="001fcbb6" style:font-size-asian="12pt" style:font-weight-asian="normal" style:font-size-complex="12pt" style:font-weight-complex="normal"/>
    </style:style>
    <style:style style:name="T15" style:family="text">
      <style:text-properties fo:font-variant="normal" fo:text-transform="none" fo:color="#000000" style:font-name="Arial" fo:font-size="12pt" fo:letter-spacing="normal" fo:font-style="normal" fo:font-weight="normal" officeooo:rsid="00213fa3" style:font-size-asian="12pt" style:font-weight-asian="normal" style:font-size-complex="12pt" style:font-weight-complex="normal"/>
    </style:style>
    <style:style style:name="T16" style:family="text">
      <style:text-properties fo:font-variant="normal" fo:text-transform="none" fo:color="#000000" style:font-name="Arial" fo:font-size="12pt" fo:letter-spacing="normal" fo:font-style="normal" fo:font-weight="normal" officeooo:rsid="0021b394" style:font-size-asian="12pt" style:font-weight-asian="normal" style:font-size-complex="12pt" style:font-weight-complex="normal"/>
    </style:style>
    <style:style style:name="T17" style:family="text">
      <style:text-properties fo:font-variant="normal" fo:text-transform="none" fo:color="#000000" style:font-name="Arial" fo:font-size="12pt" fo:letter-spacing="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weight="normal" officeooo:rsid="001dc561" style:font-size-asian="12pt" style:font-weight-asian="normal" style:font-size-complex="12pt" style:font-weight-complex="normal"/>
    </style:style>
    <style:style style:name="T19" style:family="text">
      <style:text-properties fo:font-variant="normal" fo:text-transform="none" fo:color="#000000" style:font-name="Arial" fo:font-size="12pt" fo:letter-spacing="normal" fo:font-weight="normal" officeooo:rsid="001fcbb6" style:font-size-asian="12pt" style:font-weight-asian="normal" style:font-size-complex="12pt" style:font-weight-complex="normal"/>
    </style:style>
    <style:style style:name="T20" style:family="text">
      <style:text-properties officeooo:rsid="0016d7c4"/>
    </style:style>
    <style:style style:name="T21" style:family="text">
      <style:text-properties officeooo:rsid="00188d4d"/>
    </style:style>
    <style:style style:name="T22" style:family="text">
      <style:text-properties officeooo:rsid="001c6aca"/>
    </style:style>
    <style:style style:name="T23" style:family="text">
      <style:text-properties officeooo:rsid="001dc561"/>
    </style:style>
    <style:style style:name="T24" style:family="text">
      <style:text-properties officeooo:rsid="001f4fd7"/>
    </style:style>
    <style:style style:name="T25" style:family="text">
      <style:text-properties officeooo:rsid="001fcbb6"/>
    </style:style>
    <style:style style:name="T26" style:family="text">
      <style:text-properties officeooo:rsid="00213fa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Cantarell"/>
      </text:list-level-style-bullet>
      <text:list-level-style-bullet text:level="7" text:bullet-char="&gt;">
        <style:list-level-properties text:list-level-position-and-space-mode="label-alignment">
          <style:list-level-label-alignment text:label-followed-by="listtab" text:list-tab-stop-position="2in" fo:text-indent="-0.25in" fo:margin-left="2in"/>
        </style:list-level-properties>
        <style:text-properties style:font-name="Cantarel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Cantarel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Cantarel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Hansen</text:p>
      <text:p text:style-name="P2">CIS 91B</text:p>
      <text:p text:style-name="P2">MySQL Admin</text:p>
      <text:p text:style-name="P2">Final Exam</text:p>
      <text:p text:style-name="P6"/>
      <text:p text:style-name="P2"><text:span text:style-name="T2">What are the different types/levels of MySQL certification?</text:span><text:line-break/><text:span text:style-name="T2">For each certificate get the exam topics (breakdown of categories tested and % of test coming from each category) and identify your own feelings of how well you know each section. Put your degree of comfort next to the header of each section. Your degree of comfort should follow a 1-5 scale with 5 being the most comfortable and 1 being the least comfortable.</text:span></text:p>
      <text:p text:style-name="P6"><text:span text:style-name="T2"/></text:p>
      <text:p text:style-name="P2"><text:span text:style-name="T2">The following have been taken from Oracle's website. Percentage of the test by subject was not given.</text:span></text:p>
      <text:list xml:id="list3639134492888316867" text:style-name="L2">
        <text:list-item>
          <text:p text:style-name="P3">MySQL Database Administrator</text:p>
          <text:p text:style-name="P3"><text:span text:style-name="T21">-- This c</text:span><text:span text:style-name="T2">ertification proves your ability to install and optimize MySQL Server, set up replication and security, perform database backups and performance tuning and protect MySQL databases.</text:span></text:p>
          <text:list>
            <text:list-item>
              <text:p text:style-name="P3"><text:span text:style-name="T1">Exam – MySQL 5.6 Database Administration 1Z0-883</text:span></text:p>
              <text:p text:style-name="P3">--<text:span text:style-name="T22">64% correct required to pass. 100 multiple choice questions over 150 minutes</text:span></text:p>
              <text:list>
                <text:list-item>
                  <text:p text:style-name="P3">MySQL Architecture - <text:span text:style-name="T23">2</text:span></text:p>
                  <text:list>
                    <text:list-header>
                      <text:p text:style-name="P3">-- <text:span text:style-name="T24">This section is obviously important as it deals with the most basic level of MySQL. I ranked it as a 2 for my comfort because I would need to study and use more client programs in order to fully understand these subsections.</text:span></text:p>
                    </text:list-header>
                    <text:list-item>
                      <text:p text:style-name="P3">Use MySQL client programs to interface with the MySQL Server interactively and in batch</text:p>
                    </text:list-item>
                    <text:list-item>
                      <text:p text:style-name="P3">Describe how MySQL uses disk and memory resources</text:p>
                    </text:list-item>
                    <text:list-item>
                      <text:p text:style-name="P3">List and describe key characteristics of standard MySQL storage engines including InnoDB, NDB, MyISAM, MEMORY, and FEDERATED</text:p>
                    </text:list-item>
                  </text:list>
                </text:list-item>
                <text:list-item>
                  <text:p text:style-name="P1"><text:span text:style-name="Strong_20_Emphasis"><text:span text:style-name="T8">MySQL Server Installation, Configuration and Maintenance - </text:span></text:span><text:span text:style-name="Strong_20_Emphasis"><text:span text:style-name="T9">5</text:span></text:span></text:p>
                  <text:list>
                    <text:list-header>
                      <text:p text:style-name="P3">-- <text:span text:style-name="T24">After installing and configuring something like 8 servers for this class, I would hope I would be comfortable answering the exam questions from this section.</text:span></text:p>
                    </text:list-header>
                    <text:list-item>
                      <text:p text:style-name="P3">Select, deploy, start and stop MySQL using appropriate binary packages for <text:soft-page-break/>Windows and Linux platforms</text:p>
                    </text:list-item>
                    <text:list-item>
                      <text:p text:style-name="P3">Configure MySQL Server deployments using options files, command-line options and server variables.</text:p>
                    </text:list-item>
                    <text:list-item>
                      <text:p text:style-name="P3">Identify, configure, locate and describe appropriate use cases for MySQL the error, binary, general query and slow query log.</text:p>
                    </text:list-item>
                  </text:list>
                </text:list-item>
                <text:list-item>
                  <text:p text:style-name="P1"><text:span text:style-name="Strong_20_Emphasis"><text:span text:style-name="T8">MySQL Security - </text:span></text:span><text:span text:style-name="Strong_20_Emphasis"><text:span text:style-name="T9">4</text:span></text:span></text:p>
                  <text:list>
                    <text:list-header>
                      <text:p text:style-name="P1"><text:span text:style-name="Strong_20_Emphasis"><text:span text:style-name="T8">-- </text:span></text:span><text:span text:style-name="Strong_20_Emphasis"><text:span text:style-name="T10">This section I feel I would also be pretty comfortable with. However, I do not know anything about MySQL Enterprise Audit and would need to learn about it in order to rank this section as a 5</text:span></text:span></text:p>
                    </text:list-header>
                    <text:list-item>
                      <text:p text:style-name="P3">Describe appropriate steps to secure a MySQL deployment at the operating system, filesystem and network levels.</text:p>
                    </text:list-item>
                    <text:list-item>
                      <text:p text:style-name="P3">Create and maintain user accounts with appropriate privileges and configuration.</text:p>
                    </text:list-item>
                    <text:list-item>
                      <text:p text:style-name="P3">Deploy and configure MySQL Enterprise Audit</text:p>
                    </text:list-item>
                  </text:list>
                </text:list-item>
                <text:list-item>
                  <text:p text:style-name="P1"><text:span text:style-name="Strong_20_Emphasis"><text:span text:style-name="T11">Diagnostic Data and Metadata Sources in MySQL -</text:span></text:span><text:span text:style-name="Strong_20_Emphasis"><text:span text:style-name="T12">1</text:span></text:span></text:p>
                  <text:list>
                    <text:list-header>
                      <text:p text:style-name="P1"><text:span text:style-name="Strong_20_Emphasis"><text:span text:style-name="T8">-- </text:span></text:span><text:span text:style-name="Strong_20_Emphasis"><text:span text:style-name="T10">I have never seen these tables before nor do I currently know how to use them. This section is a 1 because as of right now I wouldn't know the answer to any question from this section.</text:span></text:span></text:p>
                    </text:list-header>
                    <text:list-item>
                      <text:p text:style-name="P3">Configure and leverage PERFORMANCE_SCHEMA tables to identify and diagnose performance problems.</text:p>
                    </text:list-item>
                    <text:list-item>
                      <text:p text:style-name="P3">Obtain MySQL metadata from INFORMATION_SCHEMA tables</text:p>
                    </text:list-item>
                  </text:list>
                </text:list-item>
                <text:list-item>
                  <text:p text:style-name="P1"><text:span text:style-name="Strong_20_Emphasis"><text:span text:style-name="T11">Optimizing MySQL Performance -</text:span></text:span><text:span text:style-name="Strong_20_Emphasis"><text:span text:style-name="T12">2</text:span></text:span></text:p>
                  <text:list>
                    <text:list-header>
                      <text:p text:style-name="P1"><text:span text:style-name="Strong_20_Emphasis"><text:span text:style-name="T8">-- </text:span></text:span><text:span text:style-name="Strong_20_Emphasis"><text:span text:style-name="T10">I understand the theory for half of the subsections and have actually only partially applied one so far. This section would definitely need some studying in order for me to be comfortable with it.</text:span></text:span></text:p>
                    </text:list-header>
                    <text:list-item>
                      <text:p text:style-name="P3">Demonstrate ability to diagnose and optimize poorly-performing queries.</text:p>
                    </text:list-item>
                    <text:list-item>
                      <text:p text:style-name="P3"><text:span text:style-name="T21">Tune MySQL Server configuration for best performance.</text:span></text:p>
                    </text:list-item>
                    <text:list-item>
                      <text:p text:style-name="P3">Apply best practices in optimizing schema objects</text:p>
                    </text:list-item>
                    <text:list-item>
                      <text:p text:style-name="P3">Demonstrate understanding of locking concepts as applied to MySQL Server and storage engines.</text:p>
                    </text:list-item>
                    <text:list-item>
                      <text:p text:style-name="P3">Create and utilize table PARTITIONING</text:p>
                    </text:list-item>
                  </text:list>
                </text:list-item>
                <text:list-item>
                  <text:p text:style-name="P1"><text:span text:style-name="Strong_20_Emphasis"><text:span text:style-name="T11">Backups and Recovery in MySQL - </text:span></text:span><text:span text:style-name="Strong_20_Emphasis"><text:span text:style-name="T12">5</text:span></text:span></text:p>
                  <text:list>
                    <text:list-header>
                      <text:p text:style-name="P1"><text:span text:style-name="Strong_20_Emphasis"><text:span text:style-name="T8">-- </text:span></text:span><text:span text:style-name="Strong_20_Emphasis"><text:span text:style-name="T10">After backing up and recovering data on each of the servers I've set up, I </text:span></text:span><text:soft-page-break/><text:span text:style-name="Strong_20_Emphasis"><text:span text:style-name="T10">feel confident that I could answer the questions relating to it.</text:span></text:span></text:p>
                    </text:list-header>
                    <text:list-item>
                      <text:p text:style-name="P3"><text:span text:style-name="T21">Create and restore logical backups using mysqldump</text:span></text:p>
                    </text:list-item>
                    <text:list-item>
                      <text:p text:style-name="P3">Create and restore binary backups</text:p>
                    </text:list-item>
                    <text:list-item>
                      <text:p text:style-name="P3">Use backups for data recovery</text:p>
                    </text:list-item>
                  </text:list>
                </text:list-item>
                <text:list-item>
                  <text:p text:style-name="P1"><text:span text:style-name="Strong_20_Emphasis"><text:span text:style-name="T11">High Availability Techniques for MySQL </text:span></text:span><text:span text:style-name="Strong_20_Emphasis"><text:span text:style-name="T12">- 3</text:span></text:span></text:p>
                  <text:list>
                    <text:list-header>
                      <text:p text:style-name="P1"><text:span text:style-name="Strong_20_Emphasis"><text:span text:style-name="T11">-- </text:span></text:span><text:span text:style-name="Strong_20_Emphasis"><text:span text:style-name="T13">I know how to set up replication. I do not know about the high availability solutions.</text:span></text:span></text:p>
                    </text:list-header>
                    <text:list-item>
                      <text:p text:style-name="P3"><text:span text:style-name="T5">Describe, configure, deploy and troubleshoot MySQL replication</text:span></text:p>
                    </text:list-item>
                    <text:list-item>
                      <text:p text:style-name="P3"><text:span text:style-name="T3">Describe and contrast characteristics of common MySQL high availability solutions (MySQL Cluster, DRBD, Windows Failover Clustering, Solaris Cluster, OVM Template for MySQL Enterprise)</text:span></text:p>
                    </text:list-item>
                  </text:list>
                </text:list-item>
              </text:list>
              <text:p text:style-name="P3"><text:span text:style-name="T3">-- </text:span><text:span text:style-name="T6">Overall, I feel that with a lot of studying I could be ready to take this test in a few months. As of right now, I feel that I would get well below the 64% required to pass, mostly due to just simple lack of knowledge of most of the subjects.</text:span></text:p>
            </text:list-item>
          </text:list>
        </text:list-item>
        <text:list-item>
          <text:p text:style-name="P3">MySQL Developer</text:p>
          <text:list>
            <text:list-header>
              <text:p text:style-name="P3"><text:span text:style-name="T1">-- This c</text:span><text:span text:style-name="T2">ertification validates your knowledge of the skills, tools and issues involved in writing applications with the MySQL database server.</text:span></text:p>
            </text:list-header>
            <text:list-item>
              <text:p text:style-name="P3">Exam – <text:span text:style-name="T20">MySQL 5.6 Developer 1Z0-882</text:span></text:p>
              <text:p text:style-name="P3">--<text:span text:style-name="T22">64% correct required to pass. 100 multiple choice questions over 150 minutes</text:span></text:p>
              <text:list>
                <text:list-item>
                  <text:p text:style-name="P1"><text:span text:style-name="Strong_20_Emphasis"><text:span text:style-name="T17">MySQL Architecture - </text:span></text:span><text:span text:style-name="Strong_20_Emphasis"><text:span text:style-name="T18">2</text:span></text:span></text:p>
                  <text:list>
                    <text:list-header>
                      <text:p text:style-name="P1"><text:span text:style-name="Strong_20_Emphasis"><text:span text:style-name="T17">-- </text:span></text:span><text:span text:style-name="Strong_20_Emphasis"><text:span text:style-name="T19">This is an important section dealing with the fundamentals of MySQL. I gave it a 2 because I need to review scope, use more client programs, and learn about SQL Modes to be comfortable.</text:span></text:span></text:p>
                    </text:list-header>
                    <text:list-item>
                      <text:p text:style-name="P3"><text:span text:style-name="T4">Use MySQL client programs to interface with the MySQL Server interactively and in batch</text:span></text:p>
                    </text:list-item>
                    <text:list-item>
                      <text:p text:style-name="P3"><text:span text:style-name="T3">Describe SQL Modes and their impact on behavior of MySQL</text:span></text:p>
                    </text:list-item>
                    <text:list-item>
                      <text:p text:style-name="P3"><text:span text:style-name="T3">Identify characteristics which have session scope</text:span></text:p>
                    </text:list-item>
                  </text:list>
                </text:list-item>
                <text:list-item>
                  <text:p text:style-name="P1"><text:span text:style-name="Strong_20_Emphasis"><text:span text:style-name="T11">General MySQL Syntax - </text:span></text:span><text:span text:style-name="Strong_20_Emphasis"><text:span text:style-name="T12">4</text:span></text:span></text:p>
                  <text:list>
                    <text:list-header>
                      <text:p text:style-name="P3">-- <text:span text:style-name="T25">I feel comfortable with this section after having created tables and transactions. I need a good review of everything listed before I would give it a 5.</text:span> </text:p>
                    </text:list-header>
                    <text:list-item>
                      <text:p text:style-name="P3">Explain MySQL implementation of identifiers including case sensitivity, qualified names, aliases and use of reserved words</text:p>
                    </text:list-item>
                    <text:list-item>
                      <text:p text:style-name="P3"><text:soft-page-break/>Identify MySQL data type properties and appropriate usage</text:p>
                    </text:list-item>
                    <text:list-item>
                      <text:p text:style-name="P3">Recognize and use common functions and expressions for all MySQL data types</text:p>
                    </text:list-item>
                    <text:list-item>
                      <text:p text:style-name="P3">Identify and use comment syntax</text:p>
                    </text:list-item>
                    <text:list-item>
                      <text:p text:style-name="P3">Describe and utilize prepared statements</text:p>
                    </text:list-item>
                    <text:list-item>
                      <text:p text:style-name="P3"><text:span text:style-name="T3">Describe transactions and transaction isolation levels and the impact they have on database behavior</text:span></text:p>
                    </text:list-item>
                  </text:list>
                </text:list-item>
                <text:list-item>
                  <text:p text:style-name="P1"><text:span text:style-name="Strong_20_Emphasis"><text:span text:style-name="T11">Creation and Design of MySQL Schema Objects - </text:span></text:span><text:span text:style-name="Strong_20_Emphasis"><text:span text:style-name="T12">3</text:span></text:span></text:p>
                  <text:list>
                    <text:list-header>
                      <text:p text:style-name="P3">-- <text:span text:style-name="T25">Creating normalized databases and tables doesn't worry me too much. I don't know what views are or how to access metadata.</text:span></text:p>
                    </text:list-header>
                    <text:list-item>
                      <text:p text:style-name="P3">Design and create normalized databases</text:p>
                    </text:list-item>
                    <text:list-item>
                      <text:p text:style-name="P3">Create and modify tables using appropriate data types and indexing</text:p>
                    </text:list-item>
                    <text:list-item>
                      <text:p text:style-name="P3">Describe and create table constraints enforcing data integrity</text:p>
                    </text:list-item>
                    <text:list-item>
                      <text:p text:style-name="P3">Creating and modifying views</text:p>
                    </text:list-item>
                    <text:list-item>
                      <text:p text:style-name="P3">Identify and use various methods to obtain metadata for MySQL database objects</text:p>
                    </text:list-item>
                  </text:list>
                </text:list-item>
                <text:list-item>
                  <text:p text:style-name="P1"><text:span text:style-name="Strong_20_Emphasis"><text:span text:style-name="T11">Creation, Design and Use of MySQL Stored Programs - </text:span></text:span><text:span text:style-name="Strong_20_Emphasis"><text:span text:style-name="T12">2</text:span></text:span></text:p>
                  <text:list>
                    <text:list-header>
                      <text:p text:style-name="P1"><text:span text:style-name="Strong_20_Emphasis"><text:span text:style-name="T11">-- </text:span></text:span><text:span text:style-name="Strong_20_Emphasis"><text:span text:style-name="T14">I know how to write transactions, so creating procedures and functions shouldn't be too hard. However, I've never done it nor do I know what a trigger is.</text:span></text:span></text:p>
                    </text:list-header>
                    <text:list-item>
                      <text:p text:style-name="P3">Describe and use triggers</text:p>
                    </text:list-item>
                    <text:list-item>
                      <text:p text:style-name="P3">Create and execute stored procedures</text:p>
                    </text:list-item>
                    <text:list-item>
                      <text:p text:style-name="P3">Create and use stored functions</text:p>
                    </text:list-item>
                    <text:list-item>
                      <text:p text:style-name="P3">Implement error handling within stored procedures</text:p>
                    </text:list-item>
                  </text:list>
                </text:list-item>
                <text:list-item>
                  <text:p text:style-name="P1"><text:span text:style-name="Strong_20_Emphasis"><text:span text:style-name="T11">Querying for Data - </text:span></text:span><text:span text:style-name="Strong_20_Emphasis"><text:span text:style-name="T12">5</text:span></text:span></text:p>
                  <text:list>
                    <text:list-header>
                      <text:p text:style-name="P1"><text:span text:style-name="Strong_20_Emphasis"><text:span text:style-name="T11">-- </text:span></text:span><text:span text:style-name="Strong_20_Emphasis"><text:span text:style-name="T15">I know how to use select statements.</text:span></text:span></text:p>
                    </text:list-header>
                    <text:list-item>
                      <text:p text:style-name="P3">Execute a basic SELECT statement</text:p>
                    </text:list-item>
                    <text:list-item>
                      <text:p text:style-name="P3">Limit rows returned by a SELECT statement</text:p>
                    </text:list-item>
                    <text:list-item>
                      <text:p text:style-name="P3">Limit columns returned by a SELECT statement</text:p>
                    </text:list-item>
                    <text:list-item>
                      <text:p text:style-name="P3">Apply sorting to SELECT statement results</text:p>
                    </text:list-item>
                    <text:list-item>
                      <text:p text:style-name="P3">Execute SELECT statements which aggregate and group data</text:p>
                    </text:list-item>
                  </text:list>
                </text:list-item>
                <text:list-item>
                  <text:p text:style-name="P1"><text:span text:style-name="Strong_20_Emphasis"><text:span text:style-name="T11">Modifying Data – </text:span></text:span><text:span text:style-name="Strong_20_Emphasis"><text:span text:style-name="T12">4</text:span></text:span></text:p>
                  <text:list>
                    <text:list-header>
                      <text:p text:style-name="P5">-- <text:span text:style-name="T26">I know how to use INSERT, UPDATE, and DELETE statements and the </text:span><text:soft-page-break/><text:span text:style-name="T26">others shouldn't be too difficult to learn.</text:span></text:p>
                    </text:list-header>
                    <text:list-item>
                      <text:p text:style-name="P5">Describe and execute INSERT statements</text:p>
                    </text:list-item>
                    <text:list-item>
                      <text:p text:style-name="P3">Describe and execute REPLACE statements</text:p>
                    </text:list-item>
                    <text:list-item>
                      <text:p text:style-name="P3">Describe and execute UPDATE statements</text:p>
                    </text:list-item>
                    <text:list-item>
                      <text:p text:style-name="P3">Describe and execute TRUNCATE statements</text:p>
                    </text:list-item>
                    <text:list-item>
                      <text:p text:style-name="P3">Describe and execute LOAD DATA statements</text:p>
                    </text:list-item>
                    <text:list-item>
                      <text:p text:style-name="P3">Describe and execute DELETE statements</text:p>
                    </text:list-item>
                  </text:list>
                </text:list-item>
                <text:list-item>
                  <text:p text:style-name="P1"><text:span text:style-name="Strong_20_Emphasis"><text:span text:style-name="T11">Joins, subqueries and UNION - </text:span></text:span><text:span text:style-name="Strong_20_Emphasis"><text:span text:style-name="T12">3</text:span></text:span></text:p>
                  <text:list>
                    <text:list-header>
                      <text:p text:style-name="P3">-- <text:span text:style-name="T26">I can use joins, however the other two subsections are unfamiliar to me.</text:span></text:p>
                    </text:list-header>
                    <text:list-item>
                      <text:p text:style-name="P3">Identify, describe and use JOINs in MySQL commands</text:p>
                    </text:list-item>
                    <text:list-item>
                      <text:p text:style-name="P3">Describe and utilize subqueries in MySQL commands</text:p>
                    </text:list-item>
                    <text:list-item>
                      <text:p text:style-name="P3">Perform operations using UNION clause</text:p>
                    </text:list-item>
                  </text:list>
                </text:list-item>
                <text:list-item>
                  <text:p text:style-name="P1"><text:span text:style-name="Strong_20_Emphasis"><text:span text:style-name="T11">MySQL Application Development – </text:span></text:span><text:span text:style-name="Strong_20_Emphasis"><text:span text:style-name="T12">1</text:span></text:span></text:p>
                  <text:list>
                    <text:list-header>
                      <text:p text:style-name="P1"><text:span text:style-name="Strong_20_Emphasis"><text:span text:style-name="T12">-- </text:span></text:span><text:span text:style-name="Strong_20_Emphasis"><text:span text:style-name="T15">This would require seriously learning because I have never implemented MySQL into another application or programming language.</text:span></text:span></text:p>
                    </text:list-header>
                    <text:list-item>
                      <text:p text:style-name="P3">Identify key characteristics, features and options for PHP, Java and .NET development using MySQL standard drivers</text:p>
                    </text:list-item>
                    <text:list-item>
                      <text:p text:style-name="P3">Write a basic Java application that uses MySQL</text:p>
                    </text:list-item>
                    <text:list-item>
                      <text:p text:style-name="P3">Write a basic PHP application that uses MySQL</text:p>
                    </text:list-item>
                    <text:list-item>
                      <text:p text:style-name="P3">Write a basic .NET application that uses MySQL</text:p>
                    </text:list-item>
                    <text:list-item>
                      <text:p text:style-name="P3">Interpret MySQL error messages</text:p>
                    </text:list-item>
                    <text:list-item>
                      <text:p text:style-name="P4">Collect available diagnostic information</text:p>
                    </text:list-item>
                    <text:list-item>
                      <text:p text:style-name="P7">Decribe and use NoSQL and memcached API</text:p>
                    </text:list-item>
                  </text:list>
                </text:list-item>
                <text:list-item>
                  <text:p text:style-name="P1"><text:span text:style-name="Strong_20_Emphasis"><text:span text:style-name="T11">Basic Optimizations – </text:span></text:span><text:span text:style-name="Strong_20_Emphasis"><text:span text:style-name="T12">2</text:span></text:span></text:p>
                  <text:list>
                    <text:list-header>
                      <text:p text:style-name="P1"><text:span text:style-name="Strong_20_Emphasis"><text:span text:style-name="T12">-- </text:span></text:span><text:span text:style-name="Strong_20_Emphasis"><text:span text:style-name="T16">I think I know how to optimize SQL queries, however I am not sure and the last two subsections are foreign to me currently.</text:span></text:span></text:p>
                    </text:list-header>
                    <text:list-item>
                      <text:p text:style-name="P3">Identify statements requiring optimization</text:p>
                    </text:list-item>
                    <text:list-item>
                      <text:p text:style-name="P3">Recognize and create optimal indexes for query optimization</text:p>
                    </text:list-item>
                    <text:list-item>
                      <text:p text:style-name="P3">Recognize and fix sub-optimal SQL commands</text:p>
                    </text:list-item>
                    <text:list-item>
                      <text:p text:style-name="P3">Identify appropriate optimization strategies for InnoDB usage</text:p>
                    </text:list-item>
                    <text:list-item>
                      <text:p text:style-name="P3"><text:span text:style-name="T3">Optimize performance through data normalization</text:span></text:p>
                    </text:list-item>
                  </text:list>
                </text:list-item>
              </text:list>
              <text:p text:style-name="P3"><text:span text:style-name="T3">-- </text:span><text:span text:style-name="T7">Overall, I feel slightly more prepared for this exam than for the other. I would still need to study for a few months to actually feel comfortable taking this exam.</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Helvetica, sans-serif"/>
    <style:font-face style:name="Cantarell" svg:font-family="Cantarell" style:font-adornments="Regular"/>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10:35:47.386743576</meta:creation-date>
    <dc:date>2014-12-09T12:24:00.954834392</dc:date>
    <meta:editing-duration>PT1H32M39S</meta:editing-duration>
    <meta:editing-cycles>13</meta:editing-cycles>
    <meta:generator>LibreOffice/4.2.7.2$Linux_X86_64 LibreOffice_project/420$Build-2</meta:generator>
    <meta:document-statistic meta:table-count="0" meta:image-count="0" meta:object-count="0" meta:page-count="5" meta:paragraph-count="113" meta:word-count="1408" meta:character-count="8582" meta:non-whitespace-character-count="7283"/>
  </office:meta>
</office:document-meta>
</file>